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1pt" officeooo:rsid="000d95b4" officeooo:paragraph-rsid="000d95b4" style:font-size-asian="11pt" style:font-size-complex="11pt"/>
    </style:style>
    <style:style style:name="P2" style:family="paragraph" style:parent-style-name="Standard">
      <style:text-properties fo:font-size="11pt" officeooo:rsid="000d95b4" officeooo:paragraph-rsid="00191c47" style:font-size-asian="11pt" style:font-size-complex="11pt"/>
    </style:style>
    <style:style style:name="P3" style:family="paragraph" style:parent-style-name="Standard">
      <style:text-properties fo:font-size="11pt" officeooo:rsid="000f4e8b" officeooo:paragraph-rsid="000f4e8b" style:font-size-asian="11pt" style:font-size-complex="11pt"/>
    </style:style>
    <style:style style:name="P4" style:family="paragraph" style:parent-style-name="Standard">
      <style:text-properties fo:font-size="11pt" officeooo:rsid="0014b2b7" officeooo:paragraph-rsid="0014b2b7" style:font-size-asian="11pt" style:font-size-complex="11pt"/>
    </style:style>
    <style:style style:name="P5" style:family="paragraph" style:parent-style-name="Standard">
      <style:text-properties fo:font-size="11pt" officeooo:rsid="000f68c9" officeooo:paragraph-rsid="000f68c9" style:font-size-asian="11pt" style:font-size-complex="11pt"/>
    </style:style>
    <style:style style:name="P6" style:family="paragraph" style:parent-style-name="Standard">
      <style:text-properties fo:font-size="11pt" officeooo:rsid="00104ca5" officeooo:paragraph-rsid="00104ca5" style:font-size-asian="11pt" style:font-size-complex="11pt"/>
    </style:style>
    <style:style style:name="P7" style:family="paragraph" style:parent-style-name="Standard">
      <style:text-properties fo:font-size="11pt" officeooo:rsid="00105273" officeooo:paragraph-rsid="00104ca5" style:font-size-asian="11pt" style:font-size-complex="11pt"/>
    </style:style>
    <style:style style:name="P8" style:family="paragraph" style:parent-style-name="Standard">
      <style:text-properties fo:font-size="11pt" officeooo:rsid="00105273" officeooo:paragraph-rsid="00105273" style:font-size-asian="11pt" style:font-size-complex="11pt"/>
    </style:style>
    <style:style style:name="P9" style:family="paragraph" style:parent-style-name="Standard">
      <style:text-properties fo:font-size="11pt" officeooo:rsid="00191c47" officeooo:paragraph-rsid="00191c47" style:font-size-asian="11pt" style:font-size-complex="11pt"/>
    </style:style>
    <style:style style:name="P10" style:family="paragraph" style:parent-style-name="Standard">
      <style:text-properties style:font-name="Liberation Serif1" fo:font-size="11pt" officeooo:rsid="00105273" officeooo:paragraph-rsid="00104ca5" style:font-size-asian="11pt" style:font-size-complex="11pt"/>
    </style:style>
    <style:style style:name="P11" style:family="paragraph" style:parent-style-name="Standard">
      <style:text-properties style:font-name="Liberation Serif1" fo:font-size="11pt" officeooo:rsid="00105273" officeooo:paragraph-rsid="00105273" style:font-size-asian="11pt" style:font-size-complex="11pt"/>
    </style:style>
    <style:style style:name="P12" style:family="paragraph" style:parent-style-name="Standard">
      <style:text-properties style:font-name="Liberation Serif1" fo:font-size="11pt" officeooo:rsid="0014b2b7" officeooo:paragraph-rsid="0014b2b7" style:font-size-asian="11pt" style:font-size-complex="11pt"/>
    </style:style>
    <style:style style:name="P13" style:family="paragraph" style:parent-style-name="Standard">
      <style:text-properties style:font-name="Liberation Serif1" fo:font-size="11pt" officeooo:rsid="00165d01" officeooo:paragraph-rsid="00165d01" style:font-size-asian="11pt" style:font-size-complex="11pt"/>
    </style:style>
    <style:style style:name="T1" style:family="text">
      <style:text-properties style:font-name="Liberation Serif1"/>
    </style:style>
    <style:style style:name="T2" style:family="text">
      <style:text-properties style:font-name="Liberation Serif1" officeooo:rsid="0011f2c2"/>
    </style:style>
    <style:style style:name="T3" style:family="text">
      <style:text-properties style:font-name="Liberation Serif1" fo:font-style="italic" style:font-style-asian="italic" style:font-style-complex="italic"/>
    </style:style>
    <style:style style:name="T4" style:family="text">
      <style:text-properties style:font-name="Liberation Serif1" officeooo:rsid="00122a0a"/>
    </style:style>
    <style:style style:name="T5" style:family="text">
      <style:text-properties style:font-name="Liberation Serif1" officeooo:rsid="001d54bb"/>
    </style:style>
    <style:style style:name="T6" style:family="text">
      <style:text-properties fo:font-style="italic" officeooo:rsid="00134a27" style:font-style-asian="italic" style:font-style-complex="italic"/>
    </style:style>
    <style:style style:name="T7" style:family="text">
      <style:text-properties officeooo:rsid="00134a27"/>
    </style:style>
    <style:style style:name="T8" style:family="text">
      <style:text-properties officeooo:rsid="00191c47"/>
    </style:style>
    <style:style style:name="T9" style:family="text">
      <style:text-properties officeooo:rsid="000f4e8b"/>
    </style:style>
    <style:style style:name="T10" style:family="text">
      <style:text-properties officeooo:rsid="001afd7f"/>
    </style:style>
    <style:style style:name="T11" style:family="text">
      <style:text-properties officeooo:rsid="001d54b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aždý je odlišný, bez ohledu na pohlaví. Mohou se takoví lidé objevit? Mohou se vnímat? Mohou o sobě přemýšlet? Mohou se pochopit? Mohou se respektovat?</text:p>
      <text:p text:style-name="P2"/>
      <text:p text:style-name="P1">Singularis uvádí: Oficiální ASMR booktrailer seriálu Ester Krejčí <text:span text:style-name="T8">verze</text:span> 1.0</text:p>
      <text:p text:style-name="P1"/>
      <text:p text:style-name="P1">Každý je odlišný, bez ohledu na pohlaví. Mohou se takoví lidé objevit? Mohou se vnímat? Mohou o sobě přemýšlet? Mohou se pochopit? Mohou se respektovat?</text:p>
      <text:p text:style-name="P1"/>
      <text:p text:style-name="P9">V tomto videu budu říkat do vašich sluchátek vybrané výroky z knihy, která byla takovými otázkami motivována. Pokusím se vám tím nastínit p<text:span text:style-name="T9">říběhy studentů posledního ročníku gymnázia v Eichlerské dopravně demokratické republice.</text:span></text:p>
      <text:p text:style-name="P1"/>
      <text:p text:style-name="P3">No, řekněme, že mi dělalo potěšení držet je od sebe, aby se nepovraždili, dokud jsou ve třídě moje otisky prstů.</text:p>
      <text:p text:style-name="P3"/>
      <text:p text:style-name="P3">A jaký řadicí algoritmus máme použít? / Přestaňte plácat hlouposti a zařaďte se! / Aha, takže asi insert-sort.</text:p>
      <text:p text:style-name="P3"/>
      <text:p text:style-name="P4">A krev je červená, protože obsahuje hemoglobin. / Ano. / Ale to jsem nechtěla. Ach, proč mi nikdo nerozumí!</text:p>
      <text:p text:style-name="P3"/>
      <text:p text:style-name="P3">Snažíte se mi vyvolat mentální anorexii?</text:p>
      <text:p text:style-name="P3"/>
      <text:p text:style-name="P3">Co říkáte na moje vlasy? / No, hezké… / Správná odpověď je, že krásnější jste ještě neviděli a ta fialová mi báječně sluší. Tak. Co říkáte na moje vlasy?</text:p>
      <text:p text:style-name="P3"/>
      <text:p text:style-name="P5">Ale některým lidem není pomoci. <text:span text:style-name="T6">(definitivně)</text:span></text:p>
      <text:p text:style-name="P5"/>
      <text:p text:style-name="P5">Věděli jste, že mají čtyři žaludky?</text:p>
      <text:p text:style-name="P5"/>
      <text:p text:style-name="P6"><text:span text:style-name="T7">S</text:span> touto znalostí se budu od zítřka živit proměňováním skla v diamanty.</text:p>
      <text:p text:style-name="P6"/>
      <text:p text:style-name="P6">Ijáček je chytrý osel, to si jen ostatní myslí, že oslové jsou hloupí.</text:p>
      <text:p text:style-name="P6"/>
      <text:p text:style-name="P7">Je Sch<text:span text:style-name="T1">ödingerova kočka zombie? Kvantová fyzika versus nemrtví − v Horké bramboře.</text:span></text:p>
      <text:p text:style-name="P10"/>
      <text:p text:style-name="P11">Bu bu bu, vrr!</text:p>
      <text:p text:style-name="P11"/>
      <text:p text:style-name="P11">Jsem lesba.</text:p>
      <text:p text:style-name="P11"/>
      <text:p text:style-name="P11">Nebuďte smutná. To, že jsme každá jiná, není nic špatného. I přesto můžeme být přátelé.</text:p>
      <text:p text:style-name="P11"/>
      <text:p text:style-name="P11">Jmenuji se Moje vinná réva!</text:p>
      <text:p text:style-name="P11"/>
      <text:p text:style-name="P11">Ano, Vánoce musejí být kouzelné, když přimějí lidi považovat je za svátky <text:span text:style-name="T10">lásky</text:span> a klidu, jsouce ve skutečnosti svátky stresu a zkažených žaludků.</text:p>
      <text:p text:style-name="P11"/>
      <text:p text:style-name="P11">Vida, stanete se prvním, kdo obohatí moderní výtvarné umění o obrazec vzniklý z trávících šťáv a zbytků elfské vánočky.</text:p>
      <text:p text:style-name="P11"/>
      <text:p text:style-name="P11">Zima je to nejsmutnější roční období. Ach, přála bych si, abych se mohla uložit k zimnímu spánku a probudit se až o letních prázdninách.</text:p>
      <text:p text:style-name="P11"/>
      <text:p text:style-name="P11">Podle Královy-Vernerovy teze: každý vynález, který může být vynalezen člověkem, může být v konečném počtu kroků vynalezený nějakým Vernerovým strojem.</text:p>
      <text:p text:style-name="P11"/>
      <text:p text:style-name="P8"><text:span text:style-name="T1">Hm… moji rodiče chtějí, abych si přečetla Hledání ztraceného času od Marcela Prousta, ale moje chuť do toho odpovídá tomu, že podle toho, co jsem slyšela, to budu číst alespoň dva roky a</text:span><text:span text:style-name="T2"> </text:span><text:span text:style-name="T1">dopracuji se </text:span><text:soft-page-break/><text:span text:style-name="T1">k</text:span><text:span text:style-name="T2"> </text:span><text:span text:style-name="T1">vznešenému poznání, že za svůj život jsem ztratila spoustu času zbytečnými snahami jako čtení sedmidílných intelektuálských románů namísto věcí skutečně důležitých </text:span><text:span text:style-name="T2">−</text:span><text:span text:style-name="T1"> jako třeba </text:span><text:span text:style-name="T3">psaní</text:span><text:span text:style-name="T1"> sedmidílných intelektuálských románů.</text:span></text:p>
      <text:p text:style-name="P11"/>
      <text:p text:style-name="P8"><text:span text:style-name="T1">Ministerstvo medicíny varuje: kouření zabíjí a</text:span><text:span text:style-name="T2"> </text:span><text:span text:style-name="T1">způsobuje rakovinu plic. Máte to na krabičce. Běžte si zabíjet a</text:span><text:span text:style-name="T2"> </text:span><text:span text:style-name="T1">způsobovat rakovinu plic jinam!</text:span></text:p>
      <text:p text:style-name="P11"/>
      <text:p text:style-name="P8"><text:span text:style-name="T1">Stůj, noho! Posvátná místa jsou, kamkoli kráčíš, k</text:span><text:span text:style-name="T2"> </text:span><text:span text:style-name="T1">obloze, Tatry synu, vznes se, vyvýše pohled.</text:span></text:p>
      <text:p text:style-name="P11"/>
      <text:p text:style-name="P11">Dejme tomu, že fotografujeme ženské ňadro.</text:p>
      <text:p text:style-name="P11"/>
      <text:p text:style-name="P8"><text:span text:style-name="T2">U</text:span><text:span text:style-name="T1">kázala jste spolužákům, že je správné nad věcmi přemýšlet a</text:span><text:span text:style-name="T2"> </text:span><text:span text:style-name="T1">mít na ně vlastní názor, že věci nemusejí být v</text:span><text:span text:style-name="T2"> </text:span><text:span text:style-name="T1">jádru takové, jaké se zdají, a</text:span><text:span text:style-name="T2"> </text:span><text:span text:style-name="T1">že i</text:span><text:span text:style-name="T2"> </text:span><text:span text:style-name="T1">pod ošklivou skořápkou se může skrývat dobrá vůle.</text:span></text:p>
      <text:p text:style-name="P11"/>
      <text:p text:style-name="P8"><text:span text:style-name="T1">To musím lidem zaplatit, aby mě považovali za slavnou, věnovali mi pozornost a</text:span><text:span text:style-name="T2"> </text:span><text:span text:style-name="T1">prokazovali obdiv? To už jim nestačí tyhle ozdoby, pudr, lak na nehty, oční stíny, rtěnka, řasenka, výstřih, podpatky, epilace podpaží a</text:span><text:span text:style-name="T2"> </text:span><text:span text:style-name="T1">všechno to další?</text:span></text:p>
      <text:p text:style-name="P11"/>
      <text:p text:style-name="P8"><text:span text:style-name="T1">Navíc člověk je v</text:span><text:span text:style-name="T2"> </text:span><text:span text:style-name="T1">podstatě systém, na jehož vstupu je potrava a</text:span><text:span text:style-name="T2"> </text:span><text:span text:style-name="T1">na výstupu výkaly. Nechápu, jak může mít někdo něco takového rád.</text:span></text:p>
      <text:p text:style-name="P11"/>
      <text:p text:style-name="P8"><text:span text:style-name="T1">Promiňte, ale vysvětlil by mi někdo, co je to explikace? / </text:span><text:span text:style-name="T2">V</text:span><text:span text:style-name="T1">ysvětlení. / Aha.</text:span></text:p>
      <text:p text:style-name="P11"/>
      <text:p text:style-name="P8"><text:span text:style-name="T1">Slyšely jste, jak před několika lety zemřela Dobromila Hodná, nejoblíbenější profesor všech dob? </text:span><text:span text:style-name="T2">T</text:span><text:span text:style-name="T1">ak tento příběh je o</text:span><text:span text:style-name="T5"> </text:span><text:span text:style-name="T1">ní.</text:span></text:p>
      <text:p text:style-name="P11"/>
      <text:p text:style-name="P8"><text:span text:style-name="T1">A</text:span><text:span text:style-name="T2"> </text:span><text:span text:style-name="T1">Jan Novák řekl, že to nic není, a</text:span><text:span text:style-name="T2"> </text:span><text:span text:style-name="T1">řekl: Tři sta tři a</text:span><text:span text:style-name="T2"> </text:span><text:span text:style-name="T1">třicet příšerně příšerných příšer příšerně vřískalo přes tři sta tři a</text:span><text:span text:style-name="T2"> </text:span><text:span text:style-name="T1">třicet stříbrných střech na tři sta tři a</text:span><text:span text:style-name="T2"> </text:span><text:span text:style-name="T1">třicet stříbrných střelců, střemhlav střílejících třemi sty třemi a</text:span><text:span text:style-name="T2"> </text:span><text:span text:style-name="T1">třiceti stříbrnými střapci na tři sta tři a</text:span><text:span text:style-name="T2"> </text:span><text:span text:style-name="T1">třicet křivopřísežných křepelek.</text:span></text:p>
      <text:p text:style-name="P11"/>
      <text:p text:style-name="P11">Samozřejmě. Jen blbec by si nechával zastaralé věci, ty nové jsou přece vždycky lepší.</text:p>
      <text:p text:style-name="P11"/>
      <text:p text:style-name="P8"><text:span text:style-name="T1">Špioni ji oživili, mají na to stroje. V</text:span><text:span text:style-name="T4"> </text:span><text:span text:style-name="T1">tom kufru byla dívka. Chtěla tě zabít, oči jí svítily červeně, musela jsem ji zlikvidovat.</text:span></text:p>
      <text:p text:style-name="P11"/>
      <text:p text:style-name="P8"><text:span text:style-name="T1">Řekli mi, že mám život ještě před sebou. A</text:span><text:span text:style-name="T4"> </text:span><text:span text:style-name="T1">pak zemřeli a</text:span><text:span text:style-name="T4"> </text:span><text:span text:style-name="T1">pak... už jsem je nikdy neviděla.</text:span></text:p>
      <text:p text:style-name="P11"/>
      <text:p text:style-name="P12">Polypt<text:span text:style-name="T11">y</text:span>ch tvoří girlandy na zdech nad pletenci fresky; akvarelem kreslím hezky / nad architráv na zeď kartuš.</text:p>
      <text:p text:style-name="P11"/>
      <text:p text:style-name="P8"><text:span text:style-name="T1">Svět nedává žádný smysl a</text:span><text:span text:style-name="T4"> </text:span><text:span text:style-name="T1">toto je můj způsob, jak se s</text:span><text:span text:style-name="T4"> </text:span><text:span text:style-name="T1">tím vyrovnat.</text:span></text:p>
      <text:p text:style-name="P11"/>
      <text:p text:style-name="P8"><text:span text:style-name="T1">Přátelství je mezilidský vztah spojující osoby, které se zajímají jedna o</text:span><text:span text:style-name="T4"> </text:span><text:span text:style-name="T1">druhou, alespoň trochu se chápou, věří si a</text:span><text:span text:style-name="T4"> </text:span><text:span text:style-name="T1">jsou k</text:span><text:span text:style-name="T4"> </text:span><text:span text:style-name="T1">sobě upřímné a</text:span><text:span text:style-name="T4"> </text:span><text:span text:style-name="T1">ohleduplné; dokáží si pomoci v</text:span><text:span text:style-name="T4"> </text:span><text:span text:style-name="T1">nouzi, nepomlouvají se,</text:span></text:p>
      <text:p text:style-name="P11">nic si nevyčítají ani nezávidí.</text:p>
      <text:p text:style-name="P11"/>
      <text:p text:style-name="P8"><text:span text:style-name="T1">Musí to být? Já bych se bez toho předpisu o</text:span><text:span text:style-name="T4"> </text:span><text:span text:style-name="T1">prokazování věku prostitutce docela obešla.</text:span></text:p>
      <text:p text:style-name="P11"/>
      <text:p text:style-name="P11">Na tom přece nic není. Kadeřník bez vlasů je jako gynekolog bez vaginy.</text:p>
      <text:p text:style-name="P11"/>
      <text:p text:style-name="P8"><text:span text:style-name="T1">I</text:span><text:span text:style-name="T4"> </text:span><text:span text:style-name="T1">když svět není něžný jako děloha, chci v</text:span><text:span text:style-name="T4"> </text:span><text:span text:style-name="T1">něm žít a</text:span><text:span text:style-name="T4"> </text:span><text:span text:style-name="T1">cítit radost.</text:span></text:p>
      <text:p text:style-name="P11"/>
      <text:p text:style-name="P8"><text:span text:style-name="T1">My jsme ti nejdůležitější. Vychovali jsme vás a</text:span><text:span text:style-name="T4"> </text:span><text:span text:style-name="T1">vaše nejhlubší myšlenky a</text:span><text:span text:style-name="T4"> </text:span><text:span text:style-name="T1">komplexy pocházejí z</text:span><text:span text:style-name="T4"> </text:span><text:span text:style-name="T1">nás.</text:span></text:p>
      <text:p text:style-name="P11"/>
      <text:p text:style-name="P13">Nebojte se překročit státní hranici do Eichlerské dopravně demokratické republiky a poznat jemnou krásu všednosti a studenty, kteří jsou od vás stejně odlišní jako vy od nich. / Nyní je to bezpečné.</text:p>
      <text:p text:style-name="P13"/>
      <text:p text:style-name="P13"><text:soft-page-break/>Vyrobila Singularis v roce 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06:11:11.285575257</meta:creation-date>
    <meta:generator>LibreOffice/6.0.7.3$Linux_X86_64 LibreOffice_project/00m0$Build-3</meta:generator>
    <dc:date>2019-04-28T05:59:17.039987228</dc:date>
    <meta:editing-duration>PT1H29M51S</meta:editing-duration>
    <meta:editing-cycles>11</meta:editing-cycles>
    <meta:document-statistic meta:table-count="0" meta:image-count="0" meta:object-count="0" meta:page-count="3" meta:paragraph-count="45" meta:word-count="851" meta:character-count="5151" meta:non-whitespace-character-count="4345"/>
  </office:meta>
</office:document-meta>
</file>